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Без_20_интервала">
      <style:text-properties fo:font-size="10pt" style:font-size-asian="10pt" style:font-size-complex="10pt"/>
    </style:style>
    <style:style style:name="P12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5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6" style:family="paragraph" style:parent-style-name="Без_20_интервала">
      <style:text-properties style:font-name="Times New Roman" fo:font-size="10pt" style:font-size-asian="10pt" style:font-size-complex="10pt"/>
    </style:style>
    <style:style style:name="P17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8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19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fo:font-style="normal" style:text-underline-style="none"/>
    </style:style>
    <style:style style:name="P24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weight="bold" style:font-weight-asian="bold" style:font-name-complex="Times New Roman" style:font-weight-complex="bold"/>
    </style:style>
    <style:style style:name="T10" style:family="text">
      <style:text-properties fo:color="#000000" style:font-name="Times New Roman" style:font-name-complex="Times New Roman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4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</form:combobox>
          <form:combobox form:name="Поле со списком 4" form:control-implementation="ooo:com.sun.star.form.component.ComboBox" form:id="control25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</form:combobox>
          <form:combobox form:name="Поле со списком 3" form:control-implementation="ooo:com.sun.star.form.component.ComboBox" form:id="control26" form:dropdown="true" form:size="20" form:current-value="не расширена" form:value="не расшир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а"/>
            <form:item form:label="не расширена"/>
          </form:combobox>
          <form:combobox form:name="Поле со списком 3" form:control-implementation="ooo:com.sun.star.form.component.ComboBox" form:id="control27" form:dropdown="true" form:size="20" form:current-value="не расширена" form:value="не расшир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а"/>
            <form:item form:label="не расширена"/>
          </form:combobox>
          <form:combobox form:name="Поле со списком 4" form:control-implementation="ooo:com.sun.star.form.component.ComboBox" form:id="control28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29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же обычного уровня"/>
          </form:combobox>
          <form:combobox form:name="Поле со списком 4" form:control-implementation="ooo:com.sun.star.form.component.ComboBox" form:id="control30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же обычного уровня"/>
          </form:combobox>
          <form:combobox form:name="Поле со списком 4" form:control-implementation="ooo:com.sun.star.form.component.ComboBox" form:id="control31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</form:combobox>
          <form:combobox form:name="Поле со списком 4" form:control-implementation="ooo:com.sun.star.form.component.ComboBox" form:id="control32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</form:combobox>
          <form:combobox form:name="Поле со списком 4" form:control-implementation="ooo:com.sun.star.form.component.ComboBox" form:id="control33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горбатая"/>
          </form:combobox>
          <form:combobox form:name="Поле со списком 4" form:control-implementation="ooo:com.sun.star.form.component.ComboBox" form:id="control34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горбатая"/>
          </form:combobox>
          <form:combobox form:name="Поле со списком 4" form:control-implementation="ooo:com.sun.star.form.component.ComboBox" form:id="control35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волнистые"/>
          </form:combobox>
          <form:combobox form:name="Поле со списком 4" form:control-implementation="ooo:com.sun.star.form.component.ComboBox" form:id="control36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волнистые"/>
          </form:combobox>
          <form:combobox form:name="Поле со списком 4" form:control-implementation="ooo:com.sun.star.form.component.ComboBox" form:id="control37" form:dropdown="true" form:size="20" form:current-value="1:2" form:value="1: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:2"/>
            <form:item form:label="1:5"/>
          </form:combobox>
          <form:combobox form:name="Поле со списком 4" form:control-implementation="ooo:com.sun.star.form.component.ComboBox" form:id="control38" form:dropdown="true" form:size="20" form:current-value="1:2" form:value="1: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:2"/>
            <form:item form:label="1:5"/>
          </form:combobox>
          <form:combobox form:name="Поле со списком 4" form:control-implementation="ooo:com.sun.star.form.component.ComboBox" form:id="control39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40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41" form:dropdown="true" form:size="20" form:current-value="сохранена" form:value="сохра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охранена"/>
            <form:item form:label="стерта"/>
          </form:combobox>
          <form:combobox form:name="Поле со списком 4" form:control-implementation="ooo:com.sun.star.form.component.ComboBox" form:id="control42" form:dropdown="true" form:size="20" form:current-value="сохранена" form:value="сохра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охранена"/>
            <form:item form:label="стерта"/>
          </form:combobox>
          <form:combobox form:name="Поле со списком 4" form:control-implementation="ooo:com.sun.star.form.component.ComboBox" form:id="control43" form:dropdown="true" form:size="20" form:current-value="уплотнена" form:value="уплот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а"/>
            <form:item form:label="раздроблена"/>
          </form:combobox>
          <form:combobox form:name="Поле со списком 4" form:control-implementation="ooo:com.sun.star.form.component.ComboBox" form:id="control44" form:dropdown="true" form:size="20" form:current-value="уплотнена" form:value="уплот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а"/>
            <form:item form:label="раздроблена"/>
          </form:combobox>
          <form:combobox form:name="Поле со списком 4" form:control-implementation="ooo:com.sun.star.form.component.ComboBox" form:id="control45" form:dropdown="true" form:size="20" form:current-value="чашечка" form:value="чашечк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ашечка"/>
            <form:item form:label="лоханка"/>
          </form:combobox>
          <form:combobox form:name="Поле со списком 4" form:control-implementation="ooo:com.sun.star.form.component.ComboBox" form:id="control46" form:dropdown="true" form:size="20" form:current-value="чашечка" form:value="чашечк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ашечка"/>
            <form:item form:label="лоханка"/>
          </form:combobox>
          <form:combobox form:name="Поле со списком 4" form:control-implementation="ooo:com.sun.star.form.component.ComboBox" form:id="control47" form:dropdown="true" form:size="20" form:current-value="определяются" form:value="определя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пределяются"/>
            <form:item form:label="не определяются"/>
          </form:combobox>
          <form:combobox form:name="Поле со списком 4" form:control-implementation="ooo:com.sun.star.form.component.ComboBox" form:id="control48" form:dropdown="true" form:size="20" form:current-value="визуализируются" form:value="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 с обеих сторон"/>
          </form:combobox>
          <form:combobox form:name="Поле со списком 4" form:control-implementation="ooo:com.sun.star.form.component.ComboBox" form:id="control49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четкие"/>
            <form:item form:label="не четкие"/>
            <form:item form:label="волнистые"/>
          </form:combobox>
          <form:combobox form:name="Поле со списком 4" form:control-implementation="ooo:com.sun.star.form.component.ComboBox" form:id="control50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3" form:control-implementation="ooo:com.sun.star.form.component.ComboBox" form:id="control51" form:dropdown="true" form:size="20" form:current-value="не визуализируются по ходу крупных сосудов" form:value="не визуализируются по ходу крупных сосудов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визуализируются по ходу крупных сосудов"/>
            <form:item form:label="визуализируются"/>
          </form:combobox>
          <form:combobox form:name="Поле со списком 1" form:control-implementation="ooo:com.sun.star.form.component.ComboBox" form:id="control5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54" form:dropdown="true" form:size="20" form:current-value="изменен" form:value="измен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изменен"/>
            <form:item form:label="не изменен"/>
          </form:combobox>
          <form:text form:name="Текстовое поле 3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9" svg:width="1.706cm" svg:height="0.5cm" svg:x="2.233cm" svg:y="4.715cm" draw:control="control1"/>
      <draw:control text:anchor-type="page" text:anchor-page-number="1" draw:z-index="2" draw:style-name="gr1" draw:text-style-name="P19" svg:width="4.493cm" svg:height="0.5cm" svg:x="2.233cm" svg:y="5.713cm" draw:control="control2"/>
      <draw:control text:anchor-type="page" text:anchor-page-number="1" draw:z-index="3" draw:style-name="gr1" draw:text-style-name="P19" svg:width="1.502cm" svg:height="0.5cm" svg:x="11.804cm" svg:y="5.741cm" draw:control="control3"/>
      <draw:control text:anchor-type="page" text:anchor-page-number="1" draw:z-index="4" draw:style-name="gr2" draw:text-style-name="P19" svg:width="3.53cm" svg:height="0.5cm" svg:x="2.233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7" text:outline-level="1"/>
      <text:h text:style-name="P17" text:outline-level="1">ПРОТОКОЛ</text:h>
      <text:p text:style-name="P6">УЛЬТРАЗВУКОВОГО ИССЛЕДОВАНИЯ <text:span text:style-name="T2">ПОЧЕК</text:span></text:p>
      <text:p text:style-name="P6"/>
      <text:p text:style-name="P6"><draw:control text:anchor-type="paragraph" draw:z-index="5" draw:style-name="gr3" draw:text-style-name="P20" svg:width="11.875cm" svg:height="0.421cm" svg:x="1.744cm" svg:y="0.203cm" draw:control="control5"/></text:p>
      <text:p text:style-name="P2"><draw:control text:anchor-type="paragraph" draw:z-index="6" draw:style-name="gr3" draw:text-style-name="P20" svg:width="2.664cm" svg:height="0.421cm" svg:x="3.35cm" svg:y="0.295cm" draw:control="control6"/></text:p>
      <text:p text:style-name="P2"><draw:control text:anchor-type="paragraph" draw:z-index="7" draw:style-name="gr3" draw:text-style-name="P20" svg:width="5.529cm" svg:height="0.421cm" svg:x="4.101cm" svg:y="0.307cm" draw:control="control7"/><draw:control text:anchor-type="paragraph" draw:z-index="8" draw:style-name="gr3" draw:text-style-name="P20" svg:width="2.421cm" svg:height="0.421cm" svg:x="11.199cm" svg:y="0.335cm" draw:control="control8"/></text:p>
      <text:p text:style-name="Standard"/>
      <text:p text:style-name="Standard"/>
      <text:section text:style-name="Sect1" text:name="Раздел1">
        <text:p text:style-name="P15">Правая почка:</text:p>
        <text:p text:style-name="P11"><text:span text:style-name="T4">расположение:</text:span><text:span text:style-name="T3"> </text:span><text:bookmark-start text:name="ПравПочРаспол"/><text:span text:style-name="T3"><draw:control text:anchor-type="as-char" svg:y="-0.272cm" draw:z-index="30" draw:style-name="gr6" draw:text-style-name="P24" svg:width="1.758cm" svg:height="0.35cm" draw:control="control30"/></text:span><text:bookmark-end text:name="ПравПочРаспол"/></text:p>
        <text:p text:style-name="P11"><text:span text:style-name="T4">дыхательная подвижность:</text:span><text:span text:style-name="T3"> </text:span><text:span text:style-name="T3"><draw:control text:anchor-type="as-char" svg:y="-0.272cm" draw:z-index="31" draw:style-name="gr6" draw:text-style-name="P24" svg:width="1.758cm" svg:height="0.35cm" draw:control="control31"/></text:span><text:bookmark-start text:name="ПравПочДыхПодв"/><text:bookmark-end text:name="ПравПочДыхПодв"/></text:p>
        <text:p text:style-name="P11"><text:span text:style-name="T4">форма:</text:span><text:span text:style-name="T3"> </text:span><text:bookmark-start text:name="ЛевПочФорма"/><text:span text:style-name="T3"><text:s/></text:span><text:bookmark-end text:name="ЛевПочФорма"/><text:span text:style-name="T3"><draw:control text:anchor-type="as-char" svg:y="-0.272cm" draw:z-index="34" draw:style-name="gr6" draw:text-style-name="P24" svg:width="1.758cm" svg:height="0.35cm" draw:control="control34"/></text:span></text:p>
        <text:p text:style-name="P11"><text:span text:style-name="T4">контуры:</text:span><text:span text:style-name="T3"> <text:s/></text:span><text:bookmark-start text:name="ПравПочКонт"/><text:span text:style-name="T3"><draw:control text:anchor-type="as-char" svg:y="-0.272cm" draw:z-index="24" draw:style-name="gr6" draw:text-style-name="P24" svg:width="1.758cm" svg:height="0.35cm" draw:control="control24"/></text:span><text:bookmark-end text:name="ПравПочКонт"/><text:span text:style-name="T3"> </text:span><text:span text:style-name="T3"><draw:control text:anchor-type="as-char" svg:y="-0.272cm" draw:z-index="36" draw:style-name="gr6" draw:text-style-name="P24" svg:width="1.758cm" svg:height="0.35cm" draw:control="control36"/></text:span><text:span text:style-name="T3"> </text:span></text:p>
        <text:p text:style-name="P11"><text:span text:style-name="T4">размеры:</text:span><text:span text:style-name="T3"> </text:span><text:span text:style-name="T3"><draw:control text:anchor-type="as-char" svg:y="-0.277cm" draw:z-index="12" draw:style-name="gr6" draw:text-style-name="P23" svg:width="0.888cm" svg:height="0.35cm" draw:control="control12"/></text:span><text:span text:style-name="T3"> (мм)</text:span></text:p>
        <text:p text:style-name="P11"><text:span text:style-name="T4">толщина паренхимы:</text:span><text:span text:style-name="T3"> </text:span><text:span text:style-name="T3"><draw:control text:anchor-type="as-char" svg:y="-0.295cm" draw:z-index="13" draw:style-name="gr6" draw:text-style-name="P23" svg:width="0.888cm" svg:height="0.35cm" draw:control="control13"/></text:span><text:span text:style-name="T3"> (мм)</text:span></text:p>
        <text:p text:style-name="P10">соотношение паренхимы к</text:p>
        <text:p text:style-name="P11"><text:span text:style-name="T4">почечному синусу:</text:span><text:span text:style-name="T3"> </text:span><text:span text:style-name="T3"><draw:control text:anchor-type="as-char" svg:y="-0.272cm" draw:z-index="37" draw:style-name="gr6" draw:text-style-name="P24" svg:width="0.936cm" svg:height="0.35cm" draw:control="control37"/></text:span><text:bookmark-start text:name="ПравПочСоотнПаренх"/><text:span text:style-name="T3"> </text:span><text:bookmark-end text:name="ПравПочСоотнПаренх"/></text:p>
        <text:p text:style-name="P11"><text:span text:style-name="T4">эхогенность паренхимы:</text:span><text:span text:style-name="T3"> </text:span><text:span text:style-name="T3"><draw:control text:anchor-type="as-char" svg:y="-0.272cm" draw:z-index="39" draw:style-name="gr6" draw:text-style-name="P24" svg:width="1.758cm" svg:height="0.35cm" draw:control="control39"/></text:span><text:bookmark-start text:name="ПравПочЭхогенПарех"/><text:bookmark-end text:name="ПравПочЭхогенПарех"/></text:p>
        <text:p text:style-name="P11"><text:span text:style-name="T4">кортикомедуллярная дифференциация:</text:span><text:span text:style-name="T3"> </text:span><text:span text:style-name="T3"><draw:control text:anchor-type="as-char" svg:y="-0.272cm" draw:z-index="41" draw:style-name="gr6" draw:text-style-name="P24" svg:width="1.758cm" svg:height="0.35cm" draw:control="control41"/></text:span><text:bookmark-start text:name="ПравПочКортимедДиф"/><text:span text:style-name="T4">ЧЛС:</text:span><text:bookmark-end text:name="ПравПочКортимедДиф"/><text:span text:style-name="T3"> </text:span><text:bookmark-start text:name="ПравПочЧЛС"/><text:span text:style-name="T3"><draw:control text:anchor-type="as-char" svg:y="-0.332cm" draw:z-index="26" draw:style-name="gr6" draw:text-style-name="P24" svg:width="2.142cm" svg:height="0.35cm" draw:control="control26"/></text:span><text:bookmark-end text:name="ПравПочЧЛС"/><text:span text:style-name="T3"> </text:span><text:span text:style-name="T3"><draw:control text:anchor-type="as-char" svg:y="-0.272cm" draw:z-index="43" draw:style-name="gr6" draw:text-style-name="P24" svg:width="1.758cm" svg:height="0.35cm" draw:control="control43"/></text:span><text:span text:style-name="T3"> </text:span><text:span text:style-name="T3"><draw:control text:anchor-type="as-char" svg:y="-0.272cm" draw:z-index="45" draw:style-name="gr6" draw:text-style-name="P24" svg:width="1.574cm" svg:height="0.35cm" draw:control="control45"/></text:span><text:span text:style-name="T3"> </text:span><text:bookmark-start text:name="ТекстовоеПоле1"/><text:span text:style-name="T3"><draw:control text:anchor-type="as-char" svg:y="-0.333cm" draw:z-index="14" draw:style-name="gr6" draw:text-style-name="P23" svg:width="0.888cm" svg:height="0.35cm" draw:control="control14"/></text:span><text:bookmark-end text:name="ТекстовоеПоле1"/><text:span text:style-name="T3"> </text:span></text:p>
        <text:p text:style-name="P12"><text:span text:style-name="T5">Левая почка:</text:span><text:span text:style-name="T4"> </text:span><text:span text:style-name="T3"><text:s text:c="13"/></text:span></text:p>
        <text:p text:style-name="P11"><text:span text:style-name="T4">расположение:</text:span><text:span text:style-name="T3"> </text:span><text:span text:style-name="T3"><draw:control text:anchor-type="as-char" svg:y="-0.272cm" draw:z-index="29" draw:style-name="gr6" draw:text-style-name="P24" svg:width="1.758cm" svg:height="0.35cm" draw:control="control29"/></text:span></text:p>
        <text:p text:style-name="P11"><text:span text:style-name="T4">дыхательная подвижность:</text:span><text:span text:style-name="T3"> </text:span><text:span text:style-name="T3"><draw:control text:anchor-type="as-char" svg:y="-0.272cm" draw:z-index="32" draw:style-name="gr6" draw:text-style-name="P24" svg:width="1.758cm" svg:height="0.35cm" draw:control="control32"/></text:span><text:span text:style-name="T3"> </text:span></text:p>
        <text:p text:style-name="P11"><text:span text:style-name="T4">форма:</text:span><text:span text:style-name="T3"> </text:span><text:span text:style-name="T3"><draw:control text:anchor-type="as-char" svg:y="-0.272cm" draw:z-index="33" draw:style-name="gr6" draw:text-style-name="P24" svg:width="1.758cm" svg:height="0.35cm" draw:control="control33"/></text:span><text:span text:style-name="T3"> </text:span></text:p>
        <text:p text:style-name="P11"><text:span text:style-name="T4">контуры: </text:span><text:span text:style-name="T3"><text:s/></text:span><text:span text:style-name="T3"><draw:control text:anchor-type="as-char" svg:y="-0.272cm" draw:z-index="25" draw:style-name="gr6" draw:text-style-name="P24" svg:width="1.758cm" svg:height="0.35cm" draw:control="control25"/></text:span><text:span text:style-name="T3"> <text:s/></text:span><text:span text:style-name="T3"><draw:control text:anchor-type="as-char" svg:y="-0.272cm" draw:z-index="35" draw:style-name="gr6" draw:text-style-name="P24" svg:width="1.758cm" svg:height="0.35cm" draw:control="control35"/></text:span></text:p>
        <text:p text:style-name="P11"><text:span text:style-name="T4">размеры:</text:span><text:span text:style-name="T3"> </text:span><text:span text:style-name="T3"><draw:control text:anchor-type="as-char" svg:y="-0.259cm" draw:z-index="17" draw:style-name="gr6" draw:text-style-name="P23" svg:width="0.888cm" svg:height="0.35cm" draw:control="control17"/></text:span><text:span text:style-name="T3"> (мм) </text:span></text:p>
        <text:p text:style-name="P11"><text:span text:style-name="T4">толщина паренхимы:</text:span><text:span text:style-name="T3"> </text:span><text:span text:style-name="T3"><draw:control text:anchor-type="as-char" svg:y="-0.224cm" draw:z-index="16" draw:style-name="gr6" draw:text-style-name="P23" svg:width="0.888cm" svg:height="0.35cm" draw:control="control16"/></text:span><text:span text:style-name="T3"> (мм) </text:span></text:p>
        <text:p text:style-name="P10">соотношение паренхимы к</text:p>
        <text:p text:style-name="P11"><text:span text:style-name="T4">почечному синусу:</text:span><text:span text:style-name="T3"> </text:span><text:span text:style-name="T3"><draw:control text:anchor-type="as-char" svg:y="-0.272cm" draw:z-index="38" draw:style-name="gr6" draw:text-style-name="P24" svg:width="0.936cm" svg:height="0.35cm" draw:control="control38"/></text:span></text:p>
        <text:p text:style-name="P11"><text:span text:style-name="T4">эхогенность паренхимы:</text:span><text:span text:style-name="T3"> </text:span><text:span text:style-name="T3"><draw:control text:anchor-type="as-char" svg:y="-0.272cm" draw:z-index="40" draw:style-name="gr6" draw:text-style-name="P24" svg:width="1.758cm" svg:height="0.35cm" draw:control="control40"/></text:span></text:p>
        <text:p text:style-name="P11"><text:span text:style-name="T4">кортикомедуллярная дифференциация:</text:span><text:span text:style-name="T3"> </text:span><text:span text:style-name="T3"><draw:control text:anchor-type="as-char" svg:y="-0.272cm" draw:z-index="42" draw:style-name="gr6" draw:text-style-name="P24" svg:width="1.758cm" svg:height="0.35cm" draw:control="control42"/></text:span></text:p>
        <text:p text:style-name="P11"><text:span text:style-name="T4">ЧЛС:</text:span><text:span text:style-name="T3"> </text:span><text:span text:style-name="T3"><draw:control text:anchor-type="as-char" svg:y="-0.272cm" draw:z-index="27" draw:style-name="gr6" draw:text-style-name="P24" svg:width="2.243cm" svg:height="0.35cm" draw:control="control27"/></text:span><text:span text:style-name="T3"> </text:span><text:span text:style-name="T3"><draw:control text:anchor-type="as-char" svg:y="-0.272cm" draw:z-index="44" draw:style-name="gr6" draw:text-style-name="P24" svg:width="1.758cm" svg:height="0.35cm" draw:control="control44"/></text:span><text:span text:style-name="T3"> </text:span><text:span text:style-name="T3"><draw:control text:anchor-type="as-char" svg:y="-0.272cm" draw:z-index="46" draw:style-name="gr6" draw:text-style-name="P24" svg:width="1.574cm" svg:height="0.35cm" draw:control="control46"/></text:span><text:span text:style-name="T3"> </text:span><text:span text:style-name="T3"><draw:control text:anchor-type="as-char" svg:y="-0.259cm" draw:z-index="15" draw:style-name="gr6" draw:text-style-name="P23" svg:width="0.888cm" svg:height="0.38cm" draw:control="control15"/></text:span><text:span text:style-name="T3"> </text:span></text:p>
      </text:section>
      <text:p text:style-name="P14"><text:span text:style-name="T10">В паренхиме </text:span><text:span text:style-name="T10"><draw:control text:anchor-type="as-char" svg:y="-0.295cm" draw:z-index="18" draw:style-name="gr6" draw:text-style-name="P23" svg:width="0.888cm" svg:height="0.35cm" draw:control="control18"/></text:span></text:p>
      <text:p text:style-name="P14"><text:span text:style-name="T10">Конкременты <text:s/></text:span><text:bookmark-start text:name="Конкременты"/><text:span text:style-name="T10"><draw:control text:anchor-type="as-char" svg:y="-0.272cm" draw:z-index="47" draw:style-name="gr6" draw:text-style-name="P24" svg:width="2.539cm" svg:height="0.35cm" draw:control="control47"/></text:span><text:bookmark-end text:name="Конкременты"/><text:span text:style-name="T10"> <text:s/></text:span><text:span text:style-name="T10"><draw:control text:anchor-type="as-char" svg:y="-0.27cm" draw:z-index="19" draw:style-name="gr6" draw:text-style-name="P23" svg:width="0.888cm" svg:height="0.35cm" draw:control="control19"/></text:span></text:p>
      <text:p text:style-name="P18"/>
      <text:p text:style-name="P14"><text:span text:style-name="T9">Лимфоузлы </text:span><text:span text:style-name="T8"><text:s/></text:span><text:span text:style-name="T8"><draw:control text:anchor-type="as-char" svg:y="-0.272cm" draw:z-index="51" draw:style-name="gr6" draw:text-style-name="P24" svg:width="6.067cm" svg:height="0.35cm" draw:control="control51"/></text:span><text:bookmark-start text:name="Лимфоузлы"/><text:span text:style-name="T8"> </text:span><text:bookmark-end text:name="Лимфоузлы"/><text:bookmark-start text:name="ЛимфоузлыТекст"/><text:span text:style-name="T8"><draw:control text:anchor-type="as-char" svg:y="-0.242cm" draw:z-index="20" draw:style-name="gr6" draw:text-style-name="P23" svg:width="0.888cm" svg:height="0.35cm" draw:control="control20"/></text:span><text:bookmark-end text:name="ЛимфоузлыТекст"/></text:p>
      <text:p text:style-name="P15"/>
      <text:p text:style-name="P11"><text:span text:style-name="T5">Надпочечники: </text:span><text:span text:style-name="T5"><draw:control text:anchor-type="as-char" svg:y="-0.272cm" draw:z-index="48" draw:style-name="gr6" draw:text-style-name="P24" svg:width="6.465cm" svg:height="0.35cm" draw:control="control48"/></text:span><text:bookmark-start text:name="Надпочеч"/><text:span text:style-name="T3"> </text:span><text:bookmark-end text:name="Надпочеч"/><text:span text:style-name="T3"><text:s/>справа </text:span><text:bookmark-start text:name="ТекстовоеПоле2"/><text:span text:style-name="T3"><draw:control text:anchor-type="as-char" svg:y="-0.295cm" draw:z-index="22" draw:style-name="gr6" draw:text-style-name="P23" svg:width="0.888cm" svg:height="0.35cm" draw:control="control22"/></text:span><text:bookmark-end text:name="ТекстовоеПоле2"/><text:span text:style-name="T3"> (мм) слева </text:span><text:bookmark-start text:name="ТекстовоеПоле3"/><text:span text:style-name="T3"><draw:control text:anchor-type="as-char" svg:y="-0.224cm" draw:z-index="21" draw:style-name="gr6" draw:text-style-name="P23" svg:width="0.888cm" svg:height="0.35cm" draw:control="control21"/></text:span><text:bookmark-end text:name="ТекстовоеПоле3"/><text:span text:style-name="T3"> (мм) </text:span></text:p>
      <text:p text:style-name="P11"><text:span text:style-name="T4">контуры: </text:span><text:bookmark-start text:name="НадпочКонтур"/><text:span text:style-name="T4"><draw:control text:anchor-type="as-char" svg:y="-0.272cm" draw:z-index="28" draw:style-name="gr6" draw:text-style-name="P24" svg:width="1.758cm" svg:height="0.35cm" draw:control="control28"/></text:span><text:bookmark-end text:name="НадпочКонтур"/><text:span text:style-name="T3"> </text:span><text:span text:style-name="T3"><draw:control text:anchor-type="as-char" svg:y="-0.272cm" draw:z-index="49" draw:style-name="gr6" draw:text-style-name="P24" svg:width="1.758cm" svg:height="0.35cm" draw:control="control49"/></text:span><text:bookmark-start text:name="НапочечКонтуры"/><text:span text:style-name="T3"> </text:span><text:bookmark-end text:name="НапочечКонтуры"/></text:p>
      <text:p text:style-name="P11"><text:span text:style-name="T4">структура: </text:span><text:span text:style-name="T4"><draw:control text:anchor-type="as-char" svg:y="-0.272cm" draw:z-index="50" draw:style-name="gr6" draw:text-style-name="P24" svg:width="2.823cm" svg:height="0.35cm" draw:control="control50"/></text:span><text:span text:style-name="T3"> </text:span><text:span text:style-name="T3"><draw:control text:anchor-type="as-char" svg:y="-0.272cm" draw:z-index="23" draw:style-name="gr6" draw:text-style-name="P23" svg:width="0.888cm" svg:height="0.35cm" draw:control="control23"/></text:span></text:p>
      <text:p text:style-name="P11"><text:span text:style-name="T3">При ЦДК кровоток </text:span><text:span text:style-name="T3"><draw:control text:anchor-type="as-char" svg:y="-0.272cm" draw:z-index="54" draw:style-name="gr6" draw:text-style-name="P24" svg:width="2.823cm" svg:height="0.35cm" draw:control="control54"/></text:span><text:span text:style-name="T3"> </text:span><text:span text:style-name="T3"><draw:control text:anchor-type="as-char" svg:y="-0.272cm" draw:z-index="55" draw:style-name="gr6" draw:text-style-name="P23" svg:width="0.888cm" svg:height="0.35cm" draw:control="control55"/></text:span></text:p>
      <text:p text:style-name="P16"/>
      <text:p text:style-name="P11"><text:span text:style-name="T3">Дополнение: </text:span><text:span text:style-name="T3"><draw:control text:anchor-type="as-char" svg:y="-0.272cm" draw:z-index="53" draw:style-name="gr6" draw:text-style-name="P23" svg:width="14.98cm" svg:height="0.35cm" draw:control="control53"/></text:span></text:p>
      <text:p text:style-name="P5"/>
      <text:p text:style-name="P5"/>
      <text:p text:style-name="P9"><draw:control text:anchor-type="paragraph" draw:z-index="11" draw:style-name="gr3" draw:text-style-name="P22" svg:width="14.87cm" svg:height="1.186cm" svg:x="2.133cm" svg:y="0.111cm" draw:control="control11"/>Заключение: </text:p>
      <text:p text:style-name="P8"/>
      <text:p text:style-name="P8"/>
      <text:p text:style-name="P8"><draw:control text:anchor-type="paragraph" draw:z-index="9" draw:style-name="gr4" draw:text-style-name="P21" svg:width="0.003cm" svg:height="0.003cm" svg:x="0cm" svg:y="0cm" draw:control="control9"/>Врач: <draw:control text:anchor-type="as-char" draw:z-index="52" draw:style-name="gr5" draw:text-style-name="P21" svg:width="4.67cm" svg:height="0.421cm" draw:control="control52"/></text:p>
      <text:p text:style-name="P7">Медицинский регистратор: <draw:control text:anchor-type="as-char" draw:z-index="10" draw:style-name="gr5" draw:text-style-name="P21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0:40:01.57</dc:date>
    <dc:creator>Дмитрий Деренок</dc:creator>
    <meta:editing-duration>PT14H43M02S</meta:editing-duration>
    <meta:editing-cycles>39</meta:editing-cycles>
    <meta:generator>OpenOffice.org/3.2$Win32 OpenOffice.org_project/320m12$Build-9483</meta:generator>
    <meta:document-statistic meta:table-count="1" meta:image-count="1" meta:object-count="0" meta:page-count="1" meta:paragraph-count="40" meta:word-count="90" meta:character-count="900"/>
  </office:meta>
</office:document-meta>
</file>